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ceef3" officeooo:paragraph-rsid="001ceef3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21b708" officeooo:paragraph-rsid="0021b708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238686" officeooo:paragraph-rsid="00238686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fo:font-weight="normal" officeooo:rsid="001ceef3" officeooo:paragraph-rsid="001ceef3" style:font-size-asian="14pt" style:font-weight-asian="normal" style:font-size-complex="16pt" style:font-weight-complex="normal"/>
    </style:style>
    <style:style style:name="P5" style:family="paragraph" style:parent-style-name="Standard">
      <style:text-properties fo:font-size="16pt" fo:font-weight="normal" officeooo:rsid="001e726c" officeooo:paragraph-rsid="001e726c" style:font-size-asian="14pt" style:font-weight-asian="normal" style:font-size-complex="16pt" style:font-weight-complex="normal"/>
    </style:style>
    <style:style style:name="P6" style:family="paragraph" style:parent-style-name="Standard">
      <style:text-properties fo:font-size="16pt" fo:font-weight="normal" officeooo:rsid="00208084" officeooo:paragraph-rsid="00208084" style:font-size-asian="14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4fcc3" style:font-weight-asian="normal" style:font-weight-complex="normal"/>
    </style:style>
    <style:style style:name="T3" style:family="text">
      <style:text-properties fo:font-weight="normal" officeooo:rsid="00265801" style:font-weight-asian="normal" style:font-weight-complex="normal"/>
    </style:style>
    <style:style style:name="T4" style:family="text">
      <style:text-properties fo:font-weight="normal" officeooo:rsid="0026ab50" style:font-weight-asian="normal" style:font-weight-complex="normal"/>
    </style:style>
    <style:style style:name="T5" style:family="text">
      <style:text-properties officeooo:rsid="001df543"/>
    </style:style>
    <style:style style:name="T6" style:family="text">
      <style:text-properties officeooo:rsid="00202be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ache ZooKeeper</text:p>
      <text:p text:style-name="P1"/>
      <text:p text:style-name="P4">Ofera o solutie de mentinere centralizata a informatiilor de configurare, DNS, mecanisme de distributed synchronization.</text:p>
      <text:p text:style-name="P4">Pentru high availability =&gt; multiple servere Zookeeper (= ansamblu/ensemble de servere). Toate Zookeper din ansamblu au o copie a datelor, <text:span text:style-name="T5">un snapshot al starii, un log de tranzactii</text:span>.</text:p>
      <text:p text:style-name="P4"/>
      <text:p text:style-name="P4">- <text:span text:style-name="T5">la pornire, se alege un lider; acesta e responsabil cu mentinerea consensului</text:span></text:p>
      <text:p text:style-name="P5">- in cazul unui ansamblu, un client se poate conecta la oricare server, dar cu conditia sa execute read queries. Altfel, toate operatiile de write trec pe la lider.</text:p>
      <text:p text:style-name="P5">- <text:span text:style-name="T6">cand liderul primeste un update, stampileaza tranzactia cu un numar pentru a tine ordinea tuturor tranzactiilor; apoi, leaderul face broadcast updateului si asteapta ca majoritatea serverelor sa raspunda mesajului.</text:span></text:p>
      <text:p text:style-name="P5">- <text:span text:style-name="T6">cand un server primeste updateul, verifica stampila si, daca aceasta reprezinta un numar mai mare decat ultima tranzactie din propriul log, raspunde leaderului spunandu-i ca e de acord cu numarul</text:span></text:p>
      <text:p text:style-name="P5">- <text:span text:style-name="T6">dupa ce majoritatea serverelor raspund ack, liderul inregistreaza tranzactia in propriul log si o replica pe tot ansamblul</text:span></text:p>
      <text:p text:style-name="P5"/>
      <text:p text:style-name="P6">Modelul de date din Zookeeper este unul ierarhic, arborescent, bazat pe noduri denumite znodes. Fiecare znode are anumite date asociate. Orice znod poate avea oricati copii.</text:p>
      <text:p text:style-name="P6"/>
      <text:p text:style-name="P2"/>
      <text:p text:style-name="P2">Raft https://medium.freecodecamp.org/in-search-of-an-understandable-consensus-algorithm-a-summary-4bc294c97e0d</text:p>
      <text:p text:style-name="P2"><text:span text:style-name="T1"/></text:p>
      <text:p text:style-name="P3"><text:span text:style-name="T1">- algoritm pentru stabilirea consensului </text:span><text:span text:style-name="T2">= coordonarea unor servere multiple pentru a se intelege cu privire la un shared state, chiar si in cazul failurilor</text:span><text:span text:style-name="T1"> </text:span><text:span text:style-name="T2">(Search of An Understandable Consensus Algorithm by Diego Ongaro)</text:span></text:p>
      <text:p text:style-name="P3"><text:span text:style-name="T2">- distribuit</text:span></text:p>
      <text:p text:style-name="P3"><text:span text:style-name="T2">- alege un lider in cluster; liderul accepta requesturile clientilor si manageuieste replicarea logurilor catre celelalte servere =&gt; data flowul e intr-o singura directie: de la lider la servere (spre deosebire de zookeeper, unde </text:span><text:soft-page-break/><text:span text:style-name="T2">liderul e informat de updateuri si de catre followeri, iar ulterior liderul asteapta ack de followeri)</text:span></text:p>
      <text:p text:style-name="P3"><text:span text:style-name="T2">- </text:span><text:span text:style-name="T3">raft imparte procesul in 3 sub probleme: leader election, log replication, safety</text:span></text:p>
      <text:p text:style-name="P3"><text:span text:style-name="T3">- orice server e intr-una din starile follower </text:span><text:span text:style-name="T4">&gt; </text:span><text:span text:style-name="T3">candidate </text:span><text:span text:style-name="T4">&gt; lead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6T21:58:27.397579038</meta:creation-date>
    <meta:generator>LibreOffice/6.0.7.3$Linux_X86_64 LibreOffice_project/00m0$Build-3</meta:generator>
    <dc:date>2019-05-27T00:01:22.640882079</dc:date>
    <meta:editing-duration>PT1H41M51S</meta:editing-duration>
    <meta:editing-cycles>8</meta:editing-cycles>
    <meta:document-statistic meta:table-count="0" meta:image-count="0" meta:object-count="0" meta:page-count="2" meta:paragraph-count="15" meta:word-count="306" meta:character-count="2099" meta:non-whitespace-character-count="1808"/>
  </office:meta>
</office:document-meta>
</file>